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3021" officeooo:paragraph-rsid="00003021" style:font-weight-asian="bold" style:font-weight-complex="bold"/>
    </style:style>
    <style:style style:name="P2" style:family="paragraph" style:parent-style-name="Standard">
      <style:text-properties fo:font-size="13pt" style:text-underline-style="none" fo:font-weight="bold" officeooo:rsid="0001363c" officeooo:paragraph-rsid="0001363c" style:font-size-asian="13pt" style:font-weight-asian="bold" style:font-size-complex="13pt" style:font-weight-complex="bold"/>
    </style:style>
    <style:style style:name="P3" style:family="paragraph" style:parent-style-name="Standard">
      <style:text-properties fo:font-size="13pt" style:text-underline-style="none" fo:font-weight="normal" officeooo:rsid="0001363c" officeooo:paragraph-rsid="0001363c" style:font-size-asian="13pt" style:font-weight-asian="normal" style:font-size-complex="13pt" style:font-weight-complex="normal"/>
    </style:style>
    <style:style style:name="P4" style:family="paragraph" style:parent-style-name="Standard">
      <style:text-properties fo:font-size="13pt" style:text-underline-style="none" fo:font-weight="normal" officeooo:rsid="0002250b" officeooo:paragraph-rsid="0002250b" style:font-size-asian="13pt" style:font-weight-asian="normal" style:font-size-complex="13pt" style:font-weight-complex="normal"/>
    </style:style>
    <style:style style:name="P5" style:family="paragraph" style:parent-style-name="Standard">
      <style:text-properties fo:font-size="13pt" style:text-underline-style="none" fo:font-weight="normal" officeooo:rsid="0003b4cc" officeooo:paragraph-rsid="0003b4cc"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175788" officeooo:paragraph-rsid="001cc4ad" style:font-size-asian="11.3500003814697pt" style:font-weight-asian="normal" style:font-size-complex="13pt" style:font-weight-complex="normal"/>
    </style:style>
    <style:style style:name="P7" style:family="paragraph" style:parent-style-name="Standard">
      <style:text-properties fo:font-size="14pt" style:text-underline-style="solid" style:text-underline-width="auto" style:text-underline-color="font-color" fo:font-weight="bold" officeooo:rsid="00003021" officeooo:paragraph-rsid="00003021" style:font-size-asian="14pt" style:font-weight-asian="bold" style:font-size-complex="14pt" style:font-weight-complex="bold"/>
    </style:style>
    <style:style style:name="P8" style:family="paragraph" style:parent-style-name="Standard">
      <style:text-properties fo:font-size="14pt" style:text-underline-style="none" fo:font-weight="bold" officeooo:rsid="0003b4cc" officeooo:paragraph-rsid="0003b4cc" style:font-size-asian="14pt" style:font-weight-asian="bold" style:font-size-complex="14pt" style:font-weight-complex="bold"/>
    </style:style>
    <style:style style:name="P9" style:family="paragraph" style:parent-style-name="Standard">
      <style:text-properties fo:font-size="14pt" style:text-underline-style="none" fo:font-weight="normal" officeooo:rsid="0003b4cc" officeooo:paragraph-rsid="0003b4cc" style:font-size-asian="14pt" style:font-weight-asian="normal" style:font-size-complex="14pt" style:font-weight-complex="normal"/>
    </style:style>
    <style:style style:name="P10" style:family="paragraph" style:parent-style-name="Standard" style:list-style-name="L1">
      <style:text-properties officeooo:paragraph-rsid="001dac59"/>
    </style:style>
    <style:style style:name="P11" style:family="paragraph" style:parent-style-name="Standard" style:list-style-name="L2">
      <style:text-properties fo:font-size="13pt" style:text-underline-style="none" fo:font-weight="bold" officeooo:rsid="0003b4cc" officeooo:paragraph-rsid="0003b4cc" style:font-size-asian="11.3500003814697pt" style:font-weight-asian="bold" style:font-size-complex="13pt" style:font-weight-complex="bold"/>
    </style:style>
    <style:style style:name="P12" style:family="paragraph" style:parent-style-name="Standard" style:list-style-name="L2">
      <style:text-properties fo:font-size="13pt" style:text-underline-style="none" fo:font-weight="bold" officeooo:rsid="00065c22" officeooo:paragraph-rsid="00065c22" style:font-size-asian="11.3500003814697pt" style:font-weight-asian="bold" style:font-size-complex="13pt" style:font-weight-complex="bold"/>
    </style:style>
    <style:style style:name="P13" style:family="paragraph" style:parent-style-name="Standard" style:list-style-name="L3">
      <style:text-properties fo:font-size="13pt" style:text-underline-style="none" fo:font-weight="bold" officeooo:rsid="00175788" officeooo:paragraph-rsid="001cc4ad" style:font-size-asian="11.3500003814697pt" style:font-weight-asian="bold" style:font-size-complex="13pt" style:font-weight-complex="bold"/>
    </style:style>
    <style:style style:name="P14" style:family="paragraph" style:parent-style-name="Standard" style:list-style-name="L3">
      <style:text-properties fo:font-size="13pt" style:text-underline-style="none" fo:font-weight="bold" officeooo:rsid="00175788" officeooo:paragraph-rsid="00230c90" style:font-size-asian="11.3500003814697pt" style:font-weight-asian="bold" style:font-size-complex="13pt" style:font-weight-complex="bold"/>
    </style:style>
    <style:style style:name="P15" style:family="paragraph" style:parent-style-name="Standard" style:list-style-name="L3">
      <style:text-properties fo:font-size="13pt" style:text-underline-style="none" fo:font-weight="bold" officeooo:rsid="00241797" officeooo:paragraph-rsid="0028b34f" style:font-size-asian="11.3500003814697pt" style:font-weight-asian="bold" style:font-size-complex="13pt" style:font-weight-complex="bold"/>
    </style:style>
    <style:style style:name="P16" style:family="paragraph" style:parent-style-name="Standard" style:list-style-name="L3">
      <style:text-properties fo:font-size="13pt" style:text-underline-style="none" fo:font-weight="bold" officeooo:rsid="0027bb3c" officeooo:paragraph-rsid="00283810" style:font-size-asian="11.3500003814697pt" style:font-weight-asian="bold" style:font-size-complex="13pt" style:font-weight-complex="bold"/>
    </style:style>
    <style:style style:name="P17" style:family="paragraph" style:parent-style-name="Standard">
      <style:text-properties fo:font-size="13pt" style:text-underline-style="none" fo:font-weight="bold" officeooo:rsid="0001363c" officeooo:paragraph-rsid="0001363c" style:font-size-asian="13pt" style:font-weight-asian="bold" style:font-size-complex="13pt" style:font-weight-complex="bold"/>
    </style:style>
    <style:style style:name="P18" style:family="paragraph" style:parent-style-name="Standard">
      <style:text-properties fo:font-size="13pt" style:text-underline-style="none" fo:font-weight="normal" officeooo:rsid="00149523" officeooo:paragraph-rsid="00065c22" style:font-size-asian="11.3500003814697pt" style:font-weight-asian="normal" style:font-size-complex="13pt" style:font-weight-complex="normal"/>
    </style:style>
    <style:style style:name="P19" style:family="paragraph" style:parent-style-name="Standard">
      <style:text-properties fo:font-size="14pt" style:text-underline-style="none" fo:font-weight="bold" officeooo:rsid="00149523" officeooo:paragraph-rsid="0015d6c3" style:font-size-asian="14pt" style:font-weight-asian="bold" style:font-size-complex="14pt" style:font-weight-complex="bold"/>
    </style:style>
    <style:style style:name="P20" style:family="paragraph" style:parent-style-name="Standard">
      <style:text-properties style:text-underline-style="solid" style:text-underline-width="auto" style:text-underline-color="font-color" fo:font-weight="bold" officeooo:rsid="00003021" officeooo:paragraph-rsid="00003021"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27bb3c" officeooo:paragraph-rsid="0027bb3c" style:font-weight-asian="bold" style:font-weight-complex="bold"/>
    </style:style>
    <style:style style:name="P22" style:family="paragraph" style:parent-style-name="Standard">
      <style:paragraph-properties>
        <style:tab-stops>
          <style:tab-stop style:position="0.0835in"/>
        </style:tab-stops>
      </style:paragraph-properties>
      <style:text-properties style:text-underline-style="solid" style:text-underline-width="auto" style:text-underline-color="font-color" fo:font-weight="bold" officeooo:rsid="0027bb3c" officeooo:paragraph-rsid="0027bb3c" style:font-weight-asian="bold" style:font-weight-complex="bold"/>
    </style:style>
    <style:style style:name="T1" style:family="text">
      <style:text-properties officeooo:rsid="0003f11b"/>
    </style:style>
    <style:style style:name="T2" style:family="text">
      <style:text-properties fo:font-weight="normal" style:font-weight-asian="normal" style:font-weight-complex="normal"/>
    </style:style>
    <style:style style:name="T3" style:family="text">
      <style:text-properties fo:font-weight="normal" officeooo:rsid="0005179f" style:font-weight-asian="normal" style:font-weight-complex="normal"/>
    </style:style>
    <style:style style:name="T4" style:family="text">
      <style:text-properties fo:font-weight="normal" officeooo:rsid="0008039b" style:font-weight-asian="normal" style:font-weight-complex="normal"/>
    </style:style>
    <style:style style:name="T5" style:family="text">
      <style:text-properties fo:font-weight="normal" officeooo:rsid="0008d2ec" style:font-weight-asian="normal" style:font-weight-complex="normal"/>
    </style:style>
    <style:style style:name="T6" style:family="text">
      <style:text-properties fo:font-weight="normal" officeooo:rsid="00099ad4" style:font-weight-asian="normal" style:font-weight-complex="normal"/>
    </style:style>
    <style:style style:name="T7" style:family="text">
      <style:text-properties fo:font-weight="normal" officeooo:rsid="0011c364" style:font-weight-asian="normal" style:font-weight-complex="normal"/>
    </style:style>
    <style:style style:name="T8" style:family="text">
      <style:text-properties fo:font-weight="normal" officeooo:rsid="0012aee2" style:font-weight-asian="normal" style:font-weight-complex="normal"/>
    </style:style>
    <style:style style:name="T9" style:family="text">
      <style:text-properties fo:font-weight="normal" officeooo:rsid="00149523" style:font-weight-asian="normal" style:font-weight-complex="normal"/>
    </style:style>
    <style:style style:name="T10" style:family="text">
      <style:text-properties fo:font-weight="normal" officeooo:rsid="001e8075" style:font-weight-asian="normal" style:font-weight-complex="normal"/>
    </style:style>
    <style:style style:name="T11" style:family="text">
      <style:text-properties fo:font-weight="normal" officeooo:rsid="001f682b" style:font-weight-asian="normal" style:font-weight-complex="normal"/>
    </style:style>
    <style:style style:name="T12" style:family="text">
      <style:text-properties fo:font-weight="normal" officeooo:rsid="002085ac" style:font-weight-asian="normal" style:font-weight-complex="normal"/>
    </style:style>
    <style:style style:name="T13" style:family="text">
      <style:text-properties fo:font-weight="normal" officeooo:rsid="00227db3" style:font-weight-asian="normal" style:font-weight-complex="normal"/>
    </style:style>
    <style:style style:name="T14" style:family="text">
      <style:text-properties fo:font-weight="normal" officeooo:rsid="00230c90" style:font-weight-asian="normal" style:font-weight-complex="normal"/>
    </style:style>
    <style:style style:name="T15" style:family="text">
      <style:text-properties fo:font-weight="normal" officeooo:rsid="00241797" style:font-weight-asian="normal" style:font-weight-complex="normal"/>
    </style:style>
    <style:style style:name="T16" style:family="text">
      <style:text-properties fo:font-weight="normal" officeooo:rsid="0027bb3c" style:font-weight-asian="normal" style:font-weight-complex="normal"/>
    </style:style>
    <style:style style:name="T17" style:family="text">
      <style:text-properties fo:font-weight="normal" officeooo:rsid="00283810" style:font-weight-asian="normal" style:font-weight-complex="normal"/>
    </style:style>
    <style:style style:name="T18" style:family="text">
      <style:text-properties fo:font-weight="normal" officeooo:rsid="0028b34f" style:font-weight-asian="normal" style:font-weight-complex="normal"/>
    </style:style>
    <style:style style:name="T19" style:family="text">
      <style:text-properties officeooo:rsid="0008d2ec"/>
    </style:style>
    <style:style style:name="T20" style:family="text">
      <style:text-properties officeooo:rsid="00175788"/>
    </style:style>
    <style:style style:name="T21" style:family="text">
      <style:text-properties officeooo:rsid="00190178"/>
    </style:style>
    <style:style style:name="T22" style:family="text">
      <style:text-properties fo:font-size="13pt" style:text-underline-style="none" fo:font-weight="normal" officeooo:rsid="001dac59" style:font-size-asian="11.3500003814697pt" style:font-weight-asian="normal" style:font-size-complex="13pt" style:font-weight-complex="normal"/>
    </style:style>
    <style:style style:name="T23" style:family="text">
      <style:text-properties fo:font-size="13pt" style:text-underline-style="none" fo:font-weight="bold" officeooo:rsid="00175788" style:font-size-asian="11.3500003814697pt" style:font-weight-asian="bold" style:font-size-complex="13pt" style:font-weight-complex="bold"/>
    </style:style>
    <style:style style:name="T24" style:family="text">
      <style:text-properties officeooo:rsid="00227db3"/>
    </style:style>
    <style:style style:name="T25" style:family="text">
      <style:text-properties officeooo:rsid="00230c90"/>
    </style:style>
    <style:style style:name="T26" style:family="text">
      <style:text-properties officeooo:rsid="002838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Ανάπτυξη Λογισμικού για Πληροφοριακά Συστήματα</text:p>
      <text:p text:style-name="P7">Project-Τμήμα 1ο</text:p>
      <text:p text:style-name="P7">Readme</text:p>
      <text:p text:style-name="P1"/>
      <text:p text:style-name="P21">Compile: <text:s/><text:span text:style-name="T2">make</text:span></text:p>
      <text:p text:style-name="P22"><text:span text:style-name="T2">Τρέχει ως ./rhj </text:span></text:p>
      <text:p text:style-name="P22"><text:span text:style-name="T2">και μπορεί να πάρει ορίσματα 2 αρχεία για τους πίνακες R και S αντίστοιχα. </text:span></text:p>
      <text:p text:style-name="P1"/>
      <text:p text:style-name="P3">Η εργασία αποτελείται από τα εξής παρακάτω αρχεία:</text:p>
      <text:p text:style-name="P2">hash1.c/.h</text:p>
      <text:p text:style-name="P2">hash2.c/.h</text:p>
      <text:p text:style-name="P2">files.c/.h</text:p>
      <text:p text:style-name="P2">results.c/.h</text:p>
      <text:p text:style-name="P2">testing.c/.h</text:p>
      <text:p text:style-name="P2"/>
      <text:p text:style-name="P2"/>
      <text:p text:style-name="P4">Θα αναλύσουμε την χρησιμόητα του κάθε αρχείου και τη λειτουργία των συναρτήσεων του.</text:p>
      <text:p text:style-name="P4"/>
      <text:p text:style-name="P8">Hash1</text:p>
      <text:p text:style-name="P5">Το αρχείο αυτό περιέχει όλες τις <text:span text:style-name="T20">δομές και </text:span>συναρτήσεις που χρειάζονται για να το πρώτο στάδιο ,αυτό της τμηματοποίησης, που υλοποιείται με κατακερματισμό σε κάδους. <text:span text:style-name="T1">Η συνάρτηση κατακερματισμού hash1 που χρησιμοποιείται είναι τα n λιγότερα σημαντικά ψηφία του αριθμού. Περιέχει τις εξής συναρτήσεις: </text:span></text:p>
      <text:list xml:id="list3940262033" text:style-name="L1">
        <text:list-item>
          <text:p text:style-name="P10"><text:span text:style-name="T23">hash2_func : </text:span><text:span text:style-name="T22">βρίσκει την hash value του δοθέντος κλειδιού</text:span></text:p>
        </text:list-item>
      </text:list>
      <text:list xml:id="list3173393740" text:style-name="L2">
        <text:list-item>
          <text:p text:style-name="P11">update_hist : <text:span text:style-name="T3">Ενημερώνει το ιστόγραμμα με κάθε hash value που βρίσκει. Εάν υπάρχει ήδη αυξάνει το count της, αλλιώς προσθέτει την hash value στο ιστόγραμμα πάντα τηρώντας την ταξινόμηση της λίστας. Εάν το ιστόγραμμα είναι κενό, το δημιουργεί και το αρχικοποιέι με την δοθείσα hash value.</text:span></text:p>
        </text:list-item>
        <text:list-item>
          <text:p text:style-name="P12">print_hist : <text:span text:style-name="T2">εκτυπώνει όλο το ιστόγραμμα στην παρούσα κατάσταση του</text:span></text:p>
        </text:list-item>
        <text:list-item>
          <text:p text:style-name="P12">free_hist : <text:span text:style-name="T2">αποδεσμέυει την μνήμη που έχει δεσμευτεί για το ιστόγραμμα</text:span></text:p>
        </text:list-item>
        <text:list-item>
          <text:p text:style-name="P12">create_psumlist : <text:span text:style-name="T2">Δημιουργεί την psum_list από το δοθέν ιστόγραμμα. Αποθηκέυει ταξινομημένα τις hash values παίρνοντάς τες από το ιστόγραμμα, και έχοντας τα counts για κάθε hash value από το ιστόγραμμα υπολογίζει και αποθηκεύει τα offsets από τα οποία θα ξεκινάει η κάθε hash value αντίστοιχα στα reordered relations</text:span></text:p>
        </text:list-item>
        <text:list-item>
          <text:p text:style-name="P12">print_psum : <text:span text:style-name="T4">εκτυπώνει την psum_list</text:span></text:p>
        </text:list-item>
        <text:list-item>
          <text:p text:style-name="P12">free_psum : <text:span text:style-name="T5">αποδεσμεύει την μνήμη που έχει δεσμευτεί για την psum λίστα</text:span></text:p>
        </text:list-item>
        <text:list-item>
          <text:p text:style-name="P12"><text:span text:style-name="T19">search_Psum : </text:span><text:span text:style-name="T6">υπολογίζει την hash value του δοθέντος key και ψάχνει στην psum_list το hash value και επιστρέφει το offset στο οποίο θα αποθηκευτεί το δοθέν key</text:span></text:p>
        </text:list-item>
        <text:list-item>
          <text:p text:style-name="P12">reorder_R : <text:span text:style-name="T7">ανάδιοργαν</text:span><text:span text:style-name="T8">ει την δοθείσα relation έτσι ώστε να ταιριάζει απόλυτα με το ιστόγραμμα και την psum list και να λειτουργεί φυσιολογικά η πρώτη φάση του ευρετήριου. Επιστρέφει την νέα αναδιοργανωμένη σχέση</text:span></text:p>
        </text:list-item>
        <text:list-item>
          <text:p text:style-name="P12">print_R : <text:span text:style-name="T9">Εκτυπώνει όλη την δοθείσα σχέση</text:span></text:p>
        </text:list-item>
      </text:list>
      <text:p text:style-name="P18"/>
      <text:p text:style-name="P19">Hash2</text:p>
      <text:p text:style-name="P6">Το αρχείο αυτό περιέχει όλες τις συναρτήσεις <text:span text:style-name="T21">και δομές που χρειάζονται για τη δεύτερη φάση του ευρετηρίου που υλοποιείται με τις δομές bucket και chain. Η συνάρτηση κατακερματισμού hash2 που χρησιμοποιείται είναι το υπόλοιπο διαίρεσης του key με τον </text:span><text:soft-page-break/><text:span text:style-name="T21">επόμενο πρώτο αριθμό από το πλήθος tuples που περιέχει ο κάδος που θα κατακερματιστεί.Περιέχει τις εξής συναρτήσεις: </text:span></text:p>
      <text:list xml:id="list1733335013" text:style-name="L3">
        <text:list-item>
          <text:p text:style-name="P13">hash2_func : <text:span text:style-name="T10">βρίσκει την hash value του δοθέντος κλειδιου</text:span></text:p>
        </text:list-item>
        <text:list-item>
          <text:p text:style-name="P13">isPrime : <text:span text:style-name="T10">ελέγχει αν ο δοθέν αριθμός είναι πρώτος ή οχι</text:span></text:p>
        </text:list-item>
        <text:list-item>
          <text:p text:style-name="P13">next_prime : <text:span text:style-name="T10">βρίσκει τον επόμενο πρώτο αριθμό μετά από τον αριθμό που έχει δοθεί ως όρισμα</text:span></text:p>
        </text:list-item>
        <text:list-item>
          <text:p text:style-name="P14">bucket_chain : <text:span text:style-name="T11">η συνάρτηση αυτή δημιουργεί τις δομές bucket και chain, </text:span><text:span text:style-name="T12">και τα αρχικοποιεί με -1. Στην συνέχεια, ενημερώνει τις δομές σύμφωνα με </text:span><text:span text:style-name="T13">τον κάδο στον οποίο γίνεται ο κατακερματισμός</text:span></text:p>
        </text:list-item>
        <text:list-item>
          <text:p text:style-name="P14"><text:span text:style-name="T24">free_bucket_chain : </text:span><text:span text:style-name="T14">αποδεσμέυει την μνλημη που λεχει δεσμευτεί για τις δομές του ευρετηρίου, bucket και chain</text:span></text:p>
        </text:list-item>
        <text:list-item>
          <text:p text:style-name="P14"><text:span text:style-name="T25">buck_compare : </text:span><text:span text:style-name="T15">συγκρίνει το μέγεθος των δύο κάδων που έχουν δοθεί ως ορίσαμτα για να αποφασίσει σε ποιό θα χτιστεί ευρετήριο bucket-chain. Επιστρέφει flag για τον κάδο που έχει τις λιγότερες tuples.</text:span></text:p>
        </text:list-item>
        <text:list-item>
          <text:p text:style-name="P16">Serach match:<text:span text:style-name="T2"> Παίρνει ως όρισμα τους τρέχοντες δείκτες απο τα ιστογράμματα των R,S </text:span><text:span text:style-name="T17">εξετάζει για αντιστοιχία των τιμών κατακερματισμού και τους ενημερώνει κατάλληλα για την επόμενη σύγκριση τιμών. Επιστρέφει ενα flag αν βρέθηκαν buckets με ίδια τιμή.</text:span></text:p>
        </text:list-item>
        <text:list-item>
          <text:p text:style-name="P16"><text:span text:style-name="T26">Join:</text:span><text:span text:style-name="T17"> Παίρνει ως όρισμα 2 buckets του R και του S που έχουν ίδια τιμή κατακερματισμού, καλέι τις συναρτησεις για την δημιουργία ευρετηρίου και έπειτα τις συναρτήσεις για την αναζήτηση και αποθήκευση των τελικών αποτελεσμάτων. Επιστρέφει τον δείκτη της result_list στη θέση που πρέπει να γίνει η επόμενη αποθήκευση αποτελέσματος.</text:span></text:p>
        </text:list-item>
        <text:list-item>
          <text:p text:style-name="P15"><text:span text:style-name="T26">final_hash :</text:span><text:span text:style-name="T17"> </text:span><text:span text:style-name="T16">Δημιουργεί 2 δείκτες για τα ιστογράμματα των R,S και τους μετακινεί ώστε να βρεθεί αντιστοιχία των τιμων απο τον πρώτο κατακερματισμό, </text:span><text:span text:style-name="T18">καλώντας την search match</text:span><text:span text:style-name="T16">. Αν βρεθούν 2 buckets με κοινό hash value καλεί τις συναρτήσεις </text:span><text:span text:style-name="T18">(join)</text:span><text:span text:style-name="T16"> ώστε να δημιουργηθεί το ευρετήριο, να βρεθούν και να αποθηκευτούν τα αποτελέμσατα. </text:span><text:span text:style-name="T18">Επιστρέφει τη κεφαλή της λίστας με όλα τα αποτελέσματα. </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1:33:43.905931484</meta:creation-date>
    <dc:date>2018-11-04T01:59:13.997162642</dc:date>
    <meta:editing-duration>PT1H41M47S</meta:editing-duration>
    <meta:editing-cycles>28</meta:editing-cycles>
    <meta:generator>LibreOffice/6.0.6.2$Linux_X86_64 LibreOffice_project/00m0$Build-2</meta:generator>
    <meta:document-statistic meta:table-count="0" meta:image-count="0" meta:object-count="0" meta:page-count="2" meta:paragraph-count="36" meta:word-count="641" meta:character-count="4030" meta:non-whitespace-character-count="3438"/>
  </office:meta>
</office:document-meta>
</file>